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08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Aed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ricio Alarcó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jandro Aray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go Arteag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tor Arteag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nnifer Cabrer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obal Cana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ni Díaz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nisse Espinoz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Fernández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udio Garrid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aquín Gutierre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z Gutierrez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cardo Henríquez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vin Lago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lipe Lavandero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bastián Molin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yan Montecino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udia Neir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teban Parr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uel Par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ride Pasté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guel Pedrero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lipe Ravanal</text:p>
          </table:table-cell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udio Sanhueza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vid Torres</text:p>
          </table:table-cell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ara Torres</text:p>
          </table:table-cell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ía Vargas</text:p>
          </table:table-cell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luz Vargas</text:p>
          </table:table-cell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briel Villagra</text:p>
          </table:table-cell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ela Yévenes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nnifer Yévenes</text:p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viera Yévenes</text:p>
          </table:table-cell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bastián Zapata</text:p>
          </table:table-cell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28:48.053202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1:34:43.433340568</dc:date>
    <meta:editing-duration>PT11M29S</meta:editing-duration>
    <meta:editing-cycles>3</meta:editing-cycles>
    <meta:generator>LibreOffice/5.0.3.2$Linux_X86_64 LibreOffice_project/00m0$Build-2</meta:generator>
    <meta:document-statistic meta:table-count="1" meta:cell-count="75" meta:object-count="0"/>
  </office:meta>
</office:document-meta>
</file>